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Date">
            <text:p>Date</text:p>
          </table:table-cell>
          <table:table-cell table:style-name="pd1" office:value-type="string" office:value="Video#">
            <text:p>Video#</text:p>
          </table:table-cell>
          <table:table-cell table:style-name="pd1" office:value-type="string" office:value="Droplet#">
            <text:p>Droplet#</text:p>
          </table:table-cell>
          <table:table-cell table:style-name="pd1" office:value-type="string" office:value="Droplet size">
            <text:p>Droplet size</text:p>
          </table:table-cell>
          <table:table-cell table:style-name="pd1" office:value-type="string" office:value="Sample">
            <text:p>Sample</text:p>
          </table:table-cell>
          <table:table-cell table:style-name="pd1" office:value-type="string" office:value="Harvest time">
            <text:p>Harvest time</text:p>
          </table:table-cell>
          <table:table-cell table:style-name="pd1" office:value-type="string" office:value="Video time">
            <text:p>Video time</text:p>
          </table:table-cell>
          <table:table-cell table:style-name="pd1" office:value-type="string" office:value="Time (from harvest)">
            <text:p>Time (from harvest)</text:p>
          </table:table-cell>
          <table:table-cell table:style-name="pd1" office:value-type="string" office:value="Time in minutes">
            <text:p>Time in minutes</text:p>
          </table:table-cell>
          <table:table-cell table:style-name="pd1" office:value-type="string" office:value="Bacterial concentration">
            <text:p>Bacterial concentration</text:p>
          </table:table-cell>
          <table:table-cell table:style-name="pd1" office:value-type="string" office:value="Imaging plane">
            <text:p>Imaging plane</text:p>
          </table:table-cell>
          <table:table-cell table:style-name="pd1" office:value-type="string" office:value="Comments">
            <text:p>Comments</text:p>
          </table:table-cell>
          <table:table-cell table:style-name="pd1" office:value-type="string" office:value="Image type">
            <text:p>Image type</text:p>
          </table:table-cell>
          <table:table-cell table:style-name="pd1" office:value-type="string" office:value="Initial mean velocity (10 s)">
            <text:p>Initial mean velocity (10 s)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date" office:date-value="2022-01-17T00:00:00">
            <text:p>Mon Jan 17 00:00:00 20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10:00">
            <text:p>13:1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358157388148767">
            <text:p>9.35815738814876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26:00">
            <text:p>13:2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04639903504341">
            <text:p>9.0463990350434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0:00">
            <text:p>13:3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34960137626176">
            <text:p>8.3496013762617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3:00">
            <text:p>13:3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0.565391801881715">
            <text:p>10.56539180188171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5:00">
            <text:p>13:3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763809736115903">
            <text:p>9.763809736115903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8:00">
            <text:p>13:3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901644129997974">
            <text:p>7.901644129997974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42:00">
            <text:p>13:4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135507007995722">
            <text:p>4.13550700799572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45:00">
            <text:p>13:4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11266149786763">
            <text:p>2.11266149786763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48:00">
            <text:p>13:4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055814929124749">
            <text:p>1.055814929124749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50:00">
            <text:p>13:5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7794818015571425">
            <text:p>0.779481801557142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53:00">
            <text:p>13:53:00</text:p>
          </table:table-cell>
          <table:table-cell office:value-type="string" office:value="01:33:00">
            <text:p>01:33:00</text:p>
          </table:table-cell>
          <table:table-cell office:value-type="float" office:value="93">
            <text:p>9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6454504214303719">
            <text:p>0.6454504214303719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4:04:00">
            <text:p>14:04:00</text:p>
          </table:table-cell>
          <table:table-cell office:value-type="string" office:value="01:44:00">
            <text:p>01:44:00</text:p>
          </table:table-cell>
          <table:table-cell office:value-type="float" office:value="104">
            <text:p>104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5184273022830417">
            <text:p>0.5184273022830417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9.28">
            <text:p>69.28</text:p>
          </table:table-cell>
          <table:table-cell office:value-type="float" office:value="2.0">
            <text:p>2.0</text:p>
          </table:table-cell>
          <table:table-cell office:value-type="string" office:value="13:50:00">
            <text:p>13:50:00</text:p>
          </table:table-cell>
          <table:table-cell office:value-type="string" office:value="14:34:00">
            <text:p>14:3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0.898977343681521">
            <text:p>0.898977343681521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8.8">
            <text:p>88.8</text:p>
          </table:table-cell>
          <table:table-cell office:value-type="float" office:value="2.1">
            <text:p>2.1</text:p>
          </table:table-cell>
          <table:table-cell office:value-type="string" office:value="13:50:00">
            <text:p>13:50:00</text:p>
          </table:table-cell>
          <table:table-cell office:value-type="string" office:value="14:56:00">
            <text:p>14:5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1.0652658190469377">
            <text:p>1.0652658190469377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0.48">
            <text:p>40.48</text:p>
          </table:table-cell>
          <table:table-cell office:value-type="float" office:value="3.0">
            <text:p>3.0</text:p>
          </table:table-cell>
          <table:table-cell office:value-type="string" office:value="15:20:00">
            <text:p>15:20:00</text:p>
          </table:table-cell>
          <table:table-cell office:value-type="string" office:value="15:54:00">
            <text:p>15:5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67">
            <text:p>167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1.250897954217948">
            <text:p>1.250897954217948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2.56">
            <text:p>62.56</text:p>
          </table:table-cell>
          <table:table-cell office:value-type="float" office:value="3.0">
            <text:p>3.0</text:p>
          </table:table-cell>
          <table:table-cell office:value-type="string" office:value="15:20:00">
            <text:p>15:20:00</text:p>
          </table:table-cell>
          <table:table-cell office:value-type="string" office:value="15:58:00">
            <text:p>15:5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0.9780347745385076">
            <text:p>0.9780347745385076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5.2">
            <text:p>95.2</text:p>
          </table:table-cell>
          <table:table-cell office:value-type="float" office:value="3.0">
            <text:p>3.0</text:p>
          </table:table-cell>
          <table:table-cell office:value-type="string" office:value="15:20:00">
            <text:p>15:20:00</text:p>
          </table:table-cell>
          <table:table-cell office:value-type="string" office:value="16:03:00">
            <text:p>16:0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67">
            <text:p>167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1.6729677693447815">
            <text:p>1.6729677693447815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1.44">
            <text:p>61.44</text:p>
          </table:table-cell>
          <table:table-cell office:value-type="float" office:value="4.0">
            <text:p>4.0</text:p>
          </table:table-cell>
          <table:table-cell office:value-type="string" office:value="16:35:00">
            <text:p>16:35:00</text:p>
          </table:table-cell>
          <table:table-cell office:value-type="string" office:value="17:08:00">
            <text:p>17:08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66">
            <text:p>16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329106839793107">
            <text:p>4.329106839793107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1.44">
            <text:p>61.44</text:p>
          </table:table-cell>
          <table:table-cell office:value-type="float" office:value="4.0">
            <text:p>4.0</text:p>
          </table:table-cell>
          <table:table-cell office:value-type="string" office:value="16:35:00">
            <text:p>16:35:00</text:p>
          </table:table-cell>
          <table:table-cell office:value-type="string" office:value="17:19:00">
            <text:p>17:19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947165865003903">
            <text:p>8.947165865003903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61.44">
            <text:p>61.44</text:p>
          </table:table-cell>
          <table:table-cell office:value-type="float" office:value="4.0">
            <text:p>4.0</text:p>
          </table:table-cell>
          <table:table-cell office:value-type="string" office:value="16:35:00">
            <text:p>16:35:00</text:p>
          </table:table-cell>
          <table:table-cell office:value-type="string" office:value="17:30:00">
            <text:p>17:30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66">
            <text:p>16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972224520816491">
            <text:p>8.972224520816491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5:00">
            <text:p>13:0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751146377746519">
            <text:p>10.751146377746519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0:00">
            <text:p>13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353624647627075">
            <text:p>10.353624647627075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6:00">
            <text:p>13:1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05647436287132">
            <text:p>9.005647436287132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2:00">
            <text:p>13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31300033998434">
            <text:p>4.31300033998434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0:00">
            <text:p>13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48:00">
            <text:p>13:4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121297433758774">
            <text:p>7.121297433758774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4:00">
            <text:p>13:54:00</text:p>
          </table:table-cell>
          <table:table-cell office:value-type="string" office:value="01:24:00">
            <text:p>01:24:00</text:p>
          </table:table-cell>
          <table:table-cell office:value-type="float" office:value="84">
            <text:p>84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566026928625976">
            <text:p>7.566026928625976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9:00">
            <text:p>13:5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104141515860166">
            <text:p>4.104141515860166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03:00">
            <text:p>14:03:00</text:p>
          </table:table-cell>
          <table:table-cell office:value-type="string" office:value="01:33:00">
            <text:p>01:33:00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4440743876072114">
            <text:p>0.4440743876072114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4:00">
            <text:p>14:3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99841884834147">
            <text:p>9.099841884834147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8:00">
            <text:p>14:3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702111858428845">
            <text:p>7.702111858428845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9:00">
            <text:p>14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184749565810356">
            <text:p>7.184749565810356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837004683401419">
            <text:p>6.837004683401419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5:00">
            <text:p>14:4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6582135943127">
            <text:p>10.26582135943127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9:00">
            <text:p>14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473574142177249">
            <text:p>5.473574142177249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08:00">
            <text:p>15:0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839985425491438">
            <text:p>8.839985425491438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1:00">
            <text:p>15:1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520985013295824">
            <text:p>8.520985013295824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5:00">
            <text:p>15:1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063780824518126">
            <text:p>5.063780824518126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9:00">
            <text:p>15:19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039904078093077">
            <text:p>11.039904078093077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2:00">
            <text:p>15:2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639763875857373">
            <text:p>11.639763875857373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7:00">
            <text:p>15:27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54303129620975">
            <text:p>9.954303129620975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35:00">
            <text:p>15:35:00</text:p>
          </table:table-cell>
          <table:table-cell office:value-type="string" office:value="01:35:00">
            <text:p>01:35:00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636578542054632">
            <text:p>4.636578542054632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4.56">
            <text:p>54.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3:00">
            <text:p>16:1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1.742363842416198">
            <text:p>1.742363842416198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0.16">
            <text:p>80.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0:00">
            <text:p>16:2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3.711262317479973">
            <text:p>3.711262317479973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1.84">
            <text:p>51.8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5:00">
            <text:p>17:5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9">
            <text:p>179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0.9536495577928656">
            <text:p>0.9536495577928656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7.76">
            <text:p>37.7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8:00">
            <text:p>17:5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0.566987878171794">
            <text:p>0.566987878171794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95.2">
            <text:p>95.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0:00">
            <text:p>18:0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4.510820367415958">
            <text:p>4.510820367415958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9:00">
            <text:p>13:0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2.740403078899757">
            <text:p>12.740403078899757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5:00">
            <text:p>13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3.446583556342036">
            <text:p>13.446583556342036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0:00">
            <text:p>13:2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2.66149996122322">
            <text:p>12.66149996122322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5:00">
            <text:p>13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857657343144185">
            <text:p>10.857657343144185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0:00">
            <text:p>13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814689822614239">
            <text:p>7.814689822614239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9:00">
            <text:p>13:3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020512502701629">
            <text:p>5.020512502701629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4:00">
            <text:p>13:4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569604497730808">
            <text:p>3.569604497730808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50:00">
            <text:p>13:5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277987028732866">
            <text:p>2.277987028732866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7:00">
            <text:p>14:3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17026122944721">
            <text:p>11.17026122944721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170406120285657">
            <text:p>5.170406120285657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8:00">
            <text:p>14:4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714396535780791">
            <text:p>2.714396535780791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3:00">
            <text:p>14:5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7921656989254442">
            <text:p>0.7921656989254442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2:00">
            <text:p>15:1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364192117416101">
            <text:p>11.364192117416101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7:00">
            <text:p>15:17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110859305016017">
            <text:p>8.110859305016017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2:00">
            <text:p>15:2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287438001021717">
            <text:p>5.287438001021717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8:00">
            <text:p>15:2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8120527380579856">
            <text:p>1.8120527380579856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8.16">
            <text:p>28.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5:59:00">
            <text:p>15:59:00</text:p>
          </table:table-cell>
          <table:table-cell office:value-type="string" office:value="00:29:00">
            <text:p>00:29:00</text:p>
          </table:table-cell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819508359978347">
            <text:p>8.819508359978347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27:00">
            <text:p>16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868249050022776">
            <text:p>8.868249050022776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30:00">
            <text:p>16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4647615032786">
            <text:p>9.94647615032786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35:00">
            <text:p>16:3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193615641327252">
            <text:p>10.193615641327252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40:00">
            <text:p>16:4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89440913746658">
            <text:p>10.289440913746658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45:00">
            <text:p>16:4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8775772154738">
            <text:p>9.08775772154738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50:00">
            <text:p>16:5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722296068607647">
            <text:p>6.722296068607647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55:00">
            <text:p>16:5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403774828442924">
            <text:p>6.403774828442924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7:00:00">
            <text:p>17:0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41531099394825">
            <text:p>5.41531099394825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5:00">
            <text:p>17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2.801323671761518">
            <text:p>12.801323671761518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0:00">
            <text:p>17:4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567842708836004">
            <text:p>10.567842708836004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3:00">
            <text:p>17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162420138867862">
            <text:p>8.162420138867862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6:00">
            <text:p>17:4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6293311682654847">
            <text:p>3.6293311682654847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9:00">
            <text:p>17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7785284980753553">
            <text:p>1.7785284980753553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2:00">
            <text:p>17:5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8863852145119923">
            <text:p>0.8863852145119923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0">
            <text:p/>
          </table:table-cell>
          <table:table-cell office:value-type="float" office:value="22">
            <text:p>22</text:p>
          </table:table-cell>
          <table:table-cell office:value-type="float" office:value="42.72256">
            <text:p>42.72256</text:p>
          </table:table-cell>
          <table:table-cell office:value-type="float" office:value="1.1">
            <text:p>1.1</text:p>
          </table:table-cell>
          <table:table-cell office:value-type="string" office:value="12:35:00">
            <text:p>12:35:00</text:p>
          </table:table-cell>
          <table:table-cell office:value-type="string" office:value="13:34:00">
            <text:p>13:34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077103506575063">
            <text:p>5.077103506575063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0.65008">
            <text:p>40.65008</text:p>
          </table:table-cell>
          <table:table-cell office:value-type="float" office:value="1.1">
            <text:p>1.1</text:p>
          </table:table-cell>
          <table:table-cell office:value-type="string" office:value="12:35:00">
            <text:p>12:35:00</text:p>
          </table:table-cell>
          <table:table-cell office:value-type="string" office:value="13:40:00">
            <text:p>13:40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9190979192208508">
            <text:p>0.9190979192208508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2.1672">
            <text:p>52.1672</text:p>
          </table:table-cell>
          <table:table-cell office:value-type="float" office:value="1.1">
            <text:p>1.1</text:p>
          </table:table-cell>
          <table:table-cell office:value-type="string" office:value="12:35:00">
            <text:p>12:35:00</text:p>
          </table:table-cell>
          <table:table-cell office:value-type="string" office:value="13:47:00">
            <text:p>13:47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048000121773886">
            <text:p>4.048000121773886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3.76304">
            <text:p>33.76304</text:p>
          </table:table-cell>
          <table:table-cell office:value-type="float" office:value="1.2">
            <text:p>1.2</text:p>
          </table:table-cell>
          <table:table-cell office:value-type="string" office:value="12:35:00">
            <text:p>12:35:00</text:p>
          </table:table-cell>
          <table:table-cell office:value-type="string" office:value="14:00:00">
            <text:p>14:00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2306955764683587">
            <text:p>2.2306955764683587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1.05088">
            <text:p>31.05088</text:p>
          </table:table-cell>
          <table:table-cell office:value-type="float" office:value="1.2">
            <text:p>1.2</text:p>
          </table:table-cell>
          <table:table-cell office:value-type="string" office:value="12:35:00">
            <text:p>12:35:00</text:p>
          </table:table-cell>
          <table:table-cell office:value-type="string" office:value="14:05:00">
            <text:p>14:05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6825590820656369">
            <text:p>1.6825590820656369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7.28816">
            <text:p>37.28816</text:p>
          </table:table-cell>
          <table:table-cell office:value-type="float" office:value="1.2">
            <text:p>1.2</text:p>
          </table:table-cell>
          <table:table-cell office:value-type="string" office:value="12:35:00">
            <text:p>12:35:00</text:p>
          </table:table-cell>
          <table:table-cell office:value-type="string" office:value="14:12:00">
            <text:p>14:12:00</text:p>
          </table:table-cell>
          <table:table-cell office:value-type="string" office:value="01:37:00">
            <text:p>01:37:00</text:p>
          </table:table-cell>
          <table:table-cell office:value-type="float" office:value="97">
            <text:p>9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252939864345754">
            <text:p>4.252939864345754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5.68176">
            <text:p>35.68176</text:p>
          </table:table-cell>
          <table:table-cell office:value-type="float" office:value="1.2">
            <text:p>1.2</text:p>
          </table:table-cell>
          <table:table-cell office:value-type="string" office:value="12:35:00">
            <text:p>12:35:00</text:p>
          </table:table-cell>
          <table:table-cell office:value-type="string" office:value="14:18:00">
            <text:p>14:18:00</text:p>
          </table:table-cell>
          <table:table-cell office:value-type="string" office:value="01:43:00">
            <text:p>01:43:00</text:p>
          </table:table-cell>
          <table:table-cell office:value-type="float" office:value="103">
            <text:p>103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991937036097763">
            <text:p>2.991937036097763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51.68544">
            <text:p>51.68544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40:00">
            <text:p>14:40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406774270095828">
            <text:p>6.406774270095828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0.56944">
            <text:p>50.56944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42:00">
            <text:p>14:42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695335463775048">
            <text:p>6.695335463775048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8.49024">
            <text:p>48.49024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44:00">
            <text:p>14:44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8991141272026235">
            <text:p>5.8991141272026235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7.68048">
            <text:p>47.68048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46:00">
            <text:p>14:46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398325576760873">
            <text:p>4.398325576760873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7.0432">
            <text:p>47.0432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48:00">
            <text:p>14:48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256692246733319">
            <text:p>2.256692246733319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5.91024">
            <text:p>45.91024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50:00">
            <text:p>14:50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6782780082465716">
            <text:p>0.6782780082465716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6.08848">
            <text:p>46.08848</text:p>
          </table:table-cell>
          <table:table-cell office:value-type="float" office:value="2.0">
            <text:p>2.0</text:p>
          </table:table-cell>
          <table:table-cell office:value-type="string" office:value="14:05:00">
            <text:p>14:05:00</text:p>
          </table:table-cell>
          <table:table-cell office:value-type="string" office:value="14:52:00">
            <text:p>14:52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34628939966261035">
            <text:p>0.34628939966261035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6.39968">
            <text:p>86.39968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04:00">
            <text:p>15:04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31651445250437">
            <text:p>6.31651445250437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85.92624">
            <text:p>85.9262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06:00">
            <text:p>15:06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5851583786358825">
            <text:p>6.5851583786358825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84.15744">
            <text:p>84.1574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08:00">
            <text:p>15:08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198713828563097">
            <text:p>7.198713828563097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83.8464">
            <text:p>83.846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10:00">
            <text:p>15:10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454603562305212">
            <text:p>7.454603562305212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4.80032">
            <text:p>84.80032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12:00">
            <text:p>15:12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915660534892094">
            <text:p>6.915660534892094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84.00656">
            <text:p>84.0065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14:00">
            <text:p>15:14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231395149688083">
            <text:p>7.231395149688083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82.08336">
            <text:p>82.0833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16:00">
            <text:p>15:16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7801883193185635">
            <text:p>6.7801883193185635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81.60272">
            <text:p>81.60272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18:00">
            <text:p>15:18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796941699795166">
            <text:p>6.796941699795166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81.76336">
            <text:p>81.7633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20:00">
            <text:p>15:20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929517383655706">
            <text:p>5.929517383655706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83.04256">
            <text:p>83.0425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22:00">
            <text:p>15:22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628286032125588">
            <text:p>4.628286032125588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81.29216">
            <text:p>81.2921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24:00">
            <text:p>15:24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991153809175119">
            <text:p>3.991153809175119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80.31856">
            <text:p>80.3185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26:00">
            <text:p>15:26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588365023444546">
            <text:p>3.588365023444546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79.68864">
            <text:p>79.6886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28:00">
            <text:p>15:28:00</text:p>
          </table:table-cell>
          <table:table-cell office:value-type="string" office:value="01:23:00">
            <text:p>01:23:00</text:p>
          </table:table-cell>
          <table:table-cell office:value-type="float" office:value="83">
            <text:p>83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0453916785286004">
            <text:p>3.0453916785286004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78.72064">
            <text:p>78.7206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30:00">
            <text:p>15:30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514430771786704">
            <text:p>2.514430771786704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8.08624">
            <text:p>78.0862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32:00">
            <text:p>15:32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247676989789533">
            <text:p>2.247676989789533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8.72064">
            <text:p>78.72064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34:00">
            <text:p>15:34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8284755926934915">
            <text:p>1.8284755926934915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76.96048">
            <text:p>76.96048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37:00">
            <text:p>15:37:00</text:p>
          </table:table-cell>
          <table:table-cell office:value-type="string" office:value="01:32:00">
            <text:p>01:32:0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5822627768471202">
            <text:p>1.5822627768471202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76.80096">
            <text:p>76.80096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39:00">
            <text:p>15:39:00</text:p>
          </table:table-cell>
          <table:table-cell office:value-type="string" office:value="01:34:00">
            <text:p>01:34:00</text:p>
          </table:table-cell>
          <table:table-cell office:value-type="float" office:value="94">
            <text:p>94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3328607469717626">
            <text:p>1.3328607469717626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75.84592">
            <text:p>75.84592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41:00">
            <text:p>15:41:00</text:p>
          </table:table-cell>
          <table:table-cell office:value-type="string" office:value="01:36:00">
            <text:p>01:36:00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1807583603084983">
            <text:p>1.1807583603084983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75.04688">
            <text:p>75.04688</text:p>
          </table:table-cell>
          <table:table-cell office:value-type="float" office:value="2.1">
            <text:p>2.1</text:p>
          </table:table-cell>
          <table:table-cell office:value-type="string" office:value="14:05:00">
            <text:p>14:05:00</text:p>
          </table:table-cell>
          <table:table-cell office:value-type="string" office:value="15:47:00">
            <text:p>15:47:00</text:p>
          </table:table-cell>
          <table:table-cell office:value-type="string" office:value="01:42:00">
            <text:p>01:42:00</text:p>
          </table:table-cell>
          <table:table-cell office:value-type="float" office:value="102">
            <text:p>102</text:p>
          </table:table-cell>
          <table:table-cell office:value-type="float" office:value="182">
            <text:p>182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7375997479041243">
            <text:p>0.7375997479041243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56.324">
            <text:p>56.32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07:00">
            <text:p>16:07:00</text:p>
          </table:table-cell>
          <table:table-cell office:value-type="string" office:value="00:32:00">
            <text:p>00:32:00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377990247497235">
            <text:p>3.377990247497235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55.84432">
            <text:p>55.84432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09:00">
            <text:p>16:09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825884447698103">
            <text:p>2.825884447698103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54.89424">
            <text:p>54.8942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11:00">
            <text:p>16:11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8585372032658403">
            <text:p>2.8585372032658403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54.4096">
            <text:p>54.4096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13:00">
            <text:p>16:13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155340002499964">
            <text:p>3.155340002499964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54.07792">
            <text:p>54.07792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15:00">
            <text:p>16:15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1748707748973546">
            <text:p>3.1748707748973546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53.11584">
            <text:p>53.1158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17:00">
            <text:p>16:17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396423505874857">
            <text:p>3.396423505874857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51.84128">
            <text:p>51.84128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19:00">
            <text:p>16:19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1554932038112025">
            <text:p>3.1554932038112025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51.68544">
            <text:p>51.6854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21:00">
            <text:p>16:21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06425496905113">
            <text:p>3.06425496905113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51.20864">
            <text:p>51.2086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23:00">
            <text:p>16:23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840217978216429">
            <text:p>2.840217978216429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49.6064">
            <text:p>49.606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27:00">
            <text:p>16:27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1704421294909944">
            <text:p>2.1704421294909944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48.79712">
            <text:p>48.79712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29:00">
            <text:p>16:29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48.16384">
            <text:p>48.1638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31:00">
            <text:p>16:31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0453306943910825">
            <text:p>1.0453306943910825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7.52752">
            <text:p>47.52752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33:00">
            <text:p>16:33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775431990534585">
            <text:p>0.775431990534585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6.56864">
            <text:p>46.56864</text:p>
          </table:table-cell>
          <table:table-cell office:value-type="float" office:value="3.0">
            <text:p>3.0</text:p>
          </table:table-cell>
          <table:table-cell office:value-type="string" office:value="15:35:00">
            <text:p>15:35:00</text:p>
          </table:table-cell>
          <table:table-cell office:value-type="string" office:value="16:35:00">
            <text:p>16:35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5334414498893221">
            <text:p>0.5334414498893221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34.72448">
            <text:p>134.72448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6:44:00">
            <text:p>16:44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591011172689316">
            <text:p>6.591011172689316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134.72448">
            <text:p>134.72448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6:47:00">
            <text:p>16:47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708477582484835">
            <text:p>6.708477582484835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34.56432">
            <text:p>134.56432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6:50:00">
            <text:p>16:50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4510395167041565">
            <text:p>5.4510395167041565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134.24224">
            <text:p>134.24224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6:52:00">
            <text:p>16:52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331949592858138">
            <text:p>4.331949592858138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132.64192">
            <text:p>132.64192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6:56:00">
            <text:p>16:56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8570167843685">
            <text:p>2.8570167843685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130.40944">
            <text:p>130.40944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7:00:00">
            <text:p>17:00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1468374373876786">
            <text:p>2.1468374373876786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30.2408">
            <text:p>130.2408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7:03:00">
            <text:p>17:03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696760091581399">
            <text:p>1.696760091581399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30.72048">
            <text:p>130.72048</text:p>
          </table:table-cell>
          <table:table-cell office:value-type="float" office:value="3.1">
            <text:p>3.1</text:p>
          </table:table-cell>
          <table:table-cell office:value-type="string" office:value="15:35:00">
            <text:p>15:35:00</text:p>
          </table:table-cell>
          <table:table-cell office:value-type="string" office:value="17:05:00">
            <text:p>17:05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455044685516375">
            <text:p>1.455044685516375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0.87664">
            <text:p>30.87664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40:00">
            <text:p>17:40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5231788812156861">
            <text:p>1.5231788812156861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30.24096">
            <text:p>30.24096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41:00">
            <text:p>17:41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32958327962241435">
            <text:p>0.32958327962241435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59.6792">
            <text:p>59.6792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43:00">
            <text:p>17:43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231270443580765">
            <text:p>4.231270443580765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float" office:value="57.12656">
            <text:p>57.12656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45:00">
            <text:p>17:45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1735966951596835">
            <text:p>5.1735966951596835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56.64832">
            <text:p>56.64832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47:00">
            <text:p>17:47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3893315739015195">
            <text:p>5.3893315739015195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55.84432">
            <text:p>55.84432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49:00">
            <text:p>17:49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848771938470714">
            <text:p>5.848771938470714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2">
            <text:p>62</text:p>
          </table:table-cell>
          <table:table-cell office:value-type="float" office:value="31">
            <text:p>31</text:p>
          </table:table-cell>
          <table:table-cell office:value-type="float" office:value="54.71904">
            <text:p>54.71904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51:00">
            <text:p>17:51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421689160103247">
            <text:p>6.421689160103247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54.4096">
            <text:p>54.4096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53:00">
            <text:p>17:53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573430141279338">
            <text:p>6.573430141279338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53.4424">
            <text:p>53.4424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55:00">
            <text:p>17:55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492172938010969">
            <text:p>6.492172938010969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53.11584">
            <text:p>53.11584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57:00">
            <text:p>17:57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116038346835855">
            <text:p>6.116038346835855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51.52208">
            <text:p>51.52208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7:59:00">
            <text:p>17:59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979464516767808">
            <text:p>4.979464516767808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49.4448">
            <text:p>49.4448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8:01:00">
            <text:p>18:01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443368715139129">
            <text:p>4.443368715139129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48.3216">
            <text:p>48.3216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8:03:00">
            <text:p>18:03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2889330625934594">
            <text:p>2.2889330625934594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47.52752">
            <text:p>47.52752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8:05:00">
            <text:p>18:05:00</text:p>
          </table:table-cell>
          <table:table-cell office:value-type="string" office:value="01:04:00">
            <text:p>01:04:00</text:p>
          </table:table-cell>
          <table:table-cell office:value-type="float" office:value="64">
            <text:p>64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46.40848">
            <text:p>46.40848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8:09:00">
            <text:p>18:09:00</text:p>
          </table:table-cell>
          <table:table-cell office:value-type="string" office:value="01:04:00">
            <text:p>01:04:00</text:p>
          </table:table-cell>
          <table:table-cell office:value-type="float" office:value="64">
            <text:p>64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841090923381407">
            <text:p>0.841090923381407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date" office:date-value="2022-01-24T00:00:00">
            <text:p>Mon Jan 24 00:00:00 2022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46.56864">
            <text:p>46.56864</text:p>
          </table:table-cell>
          <table:table-cell office:value-type="float" office:value="4.0">
            <text:p>4.0</text:p>
          </table:table-cell>
          <table:table-cell office:value-type="string" office:value="17:05:00">
            <text:p>17:05:00</text:p>
          </table:table-cell>
          <table:table-cell office:value-type="string" office:value="18:11:00">
            <text:p>18:11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87">
            <text:p>18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3348422024709764">
            <text:p>0.3348422024709764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0">
            <text:p/>
          </table:table-cell>
          <table:table-cell office:value-type="float" office:value="32">
            <text:p>32</text:p>
          </table:table-cell>
          <table:table-cell office:value-type="float" office:value="45.77488">
            <text:p>45.7748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3:00">
            <text:p>13:1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759873576198157">
            <text:p>4.759873576198157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.60256">
            <text:p>45.6025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5:00">
            <text:p>13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493015699711289">
            <text:p>5.493015699711289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4.64176">
            <text:p>44.6417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7:00">
            <text:p>13:17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295218715049267">
            <text:p>3.295218715049267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4.79888">
            <text:p>44.7988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9:00">
            <text:p>13:1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9029932721416132">
            <text:p>1.9029932721416132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43.52784">
            <text:p>43.5278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1:00">
            <text:p>13:21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2544029165404893">
            <text:p>1.2544029165404893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.36016">
            <text:p>43.360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3:00">
            <text:p>13:2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5759729120130098">
            <text:p>0.5759729120130098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91.84464">
            <text:p>91.8446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5:00">
            <text:p>13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0.01076988425167">
            <text:p>10.01076988425167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91.36304">
            <text:p>91.3630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7:00">
            <text:p>13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0.015056633310607">
            <text:p>10.015056633310607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91.20576">
            <text:p>91.2057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9:00">
            <text:p>13:29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95429195148202">
            <text:p>9.95429195148202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90.56592">
            <text:p>90.5659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1:00">
            <text:p>13:3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51984010514731">
            <text:p>9.51984010514731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89.91936">
            <text:p>89.9193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3:00">
            <text:p>13:33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312235286976444">
            <text:p>9.312235286976444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89.76656">
            <text:p>89.7665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5:00">
            <text:p>13:3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098647799111589">
            <text:p>9.098647799111589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89.43616">
            <text:p>89.436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7:00">
            <text:p>13:37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4765525056574">
            <text:p>8.4765525056574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88.6408">
            <text:p>88.6408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9:00">
            <text:p>13:3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001883656586415">
            <text:p>6.001883656586415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88.1624">
            <text:p>88.16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1:00">
            <text:p>13:4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392910464187058">
            <text:p>5.392910464187058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.3616">
            <text:p>87.3616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3:00">
            <text:p>13:4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0622062918505395">
            <text:p>3.0622062918505395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87.0424">
            <text:p>87.042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6:00">
            <text:p>13:4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6472709037084574">
            <text:p>1.6472709037084574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110.56704">
            <text:p>110.56704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5:00">
            <text:p>13:5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744745303747034">
            <text:p>5.744745303747034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09.92256">
            <text:p>109.9225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7:00">
            <text:p>13:57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824889905879107">
            <text:p>6.824889905879107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09.60608">
            <text:p>109.60608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9:00">
            <text:p>13:5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15805113831792">
            <text:p>7.15805113831792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08.96544">
            <text:p>108.96544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02:00">
            <text:p>14:02:00</text:p>
          </table:table-cell>
          <table:table-cell office:value-type="string" office:value="01:32:00">
            <text:p>01:32:00</text:p>
          </table:table-cell>
          <table:table-cell office:value-type="float" office:value="92">
            <text:p>92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159765069648499">
            <text:p>7.159765069648499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08.96544">
            <text:p>108.96544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04:00">
            <text:p>14:04:00</text:p>
          </table:table-cell>
          <table:table-cell office:value-type="string" office:value="01:34:00">
            <text:p>01:34:00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097833005353331">
            <text:p>7.097833005353331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08.4856">
            <text:p>108.485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06:00">
            <text:p>14:06:00</text:p>
          </table:table-cell>
          <table:table-cell office:value-type="string" office:value="01:36:00">
            <text:p>01:36:00</text:p>
          </table:table-cell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651515578619113">
            <text:p>6.651515578619113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107.52096">
            <text:p>107.5209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12:00">
            <text:p>14:12:00</text:p>
          </table:table-cell>
          <table:table-cell office:value-type="string" office:value="01:42:00">
            <text:p>01:42:00</text:p>
          </table:table-cell>
          <table:table-cell office:value-type="float" office:value="102">
            <text:p>102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892695451286198">
            <text:p>5.892695451286198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06.88864">
            <text:p>106.88864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14:00">
            <text:p>14:14:00</text:p>
          </table:table-cell>
          <table:table-cell office:value-type="string" office:value="01:44:00">
            <text:p>01:44:00</text:p>
          </table:table-cell>
          <table:table-cell office:value-type="float" office:value="104">
            <text:p>104</text:p>
          </table:table-cell>
          <table:table-cell office:value-type="float" office:value="190">
            <text:p>190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940049373180527">
            <text:p>5.940049373180527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3.04784">
            <text:p>43.0478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1:00">
            <text:p>14:31:00</text:p>
          </table:table-cell>
          <table:table-cell office:value-type="string" office:value="00:31:00">
            <text:p>00:31:00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320971351786205">
            <text:p>5.320971351786205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2.24656">
            <text:p>42.2465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3:00">
            <text:p>14:33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885291413362851">
            <text:p>4.885291413362851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41.44768">
            <text:p>41.4476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5:00">
            <text:p>14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8049317776970395">
            <text:p>2.8049317776970395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0.47856">
            <text:p>40.4785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7:00">
            <text:p>14:3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166896414634875">
            <text:p>2.166896414634875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40.3232">
            <text:p>40.323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9:00">
            <text:p>14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4232090998596483">
            <text:p>1.4232090998596483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.65008">
            <text:p>40.650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1:00">
            <text:p>14:4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8494953268904624">
            <text:p>0.8494953268904624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69.91408">
            <text:p>69.914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40369717675528">
            <text:p>9.40369717675528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70.56096">
            <text:p>70.560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4:00">
            <text:p>14:4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429502800579792">
            <text:p>9.429502800579792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69.77008">
            <text:p>69.7700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6:00">
            <text:p>14:4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140641465634818">
            <text:p>9.140641465634818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69.12704">
            <text:p>69.1270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8:00">
            <text:p>14:4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42788529700309">
            <text:p>9.42788529700309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68.64848">
            <text:p>68.6484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0:00">
            <text:p>14:5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822319510998435">
            <text:p>8.822319510998435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67.36096">
            <text:p>67.360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2:00">
            <text:p>14:5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573290609298608">
            <text:p>8.573290609298608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7.36096">
            <text:p>67.360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4:00">
            <text:p>14:5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9440053493770595">
            <text:p>7.9440053493770595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66.8752">
            <text:p>66.875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6:00">
            <text:p>14:5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92799968270608">
            <text:p>6.92799968270608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65.28688">
            <text:p>65.28688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1:00">
            <text:p>15:01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8214223836686227">
            <text:p>2.8214223836686227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65.12112">
            <text:p>65.121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03:00">
            <text:p>15:03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010648177311196">
            <text:p>2.010648177311196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55.52352">
            <text:p>55.5235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2:00">
            <text:p>15:1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344533434990293">
            <text:p>6.344533434990293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55.52352">
            <text:p>55.5235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4:00">
            <text:p>15:1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3365837107146">
            <text:p>7.3365837107146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53.7696">
            <text:p>53.769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6:00">
            <text:p>15:16:00</text:p>
          </table:table-cell>
          <table:table-cell office:value-type="string" office:value="01:16:00">
            <text:p>01:16:00</text:p>
          </table:table-cell>
          <table:table-cell office:value-type="float" office:value="76">
            <text:p>76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212626184272338">
            <text:p>8.212626184272338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53.4424">
            <text:p>53.442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18:00">
            <text:p>15:1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759985481411475">
            <text:p>7.759985481411475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4.07792">
            <text:p>54.077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0:00">
            <text:p>15:2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120545742735521">
            <text:p>8.120545742735521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52.64144">
            <text:p>52.641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2:00">
            <text:p>15:2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853110826250387">
            <text:p>7.853110826250387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51.20864">
            <text:p>51.2086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4:00">
            <text:p>15:24:00</text:p>
          </table:table-cell>
          <table:table-cell office:value-type="string" office:value="01:24:00">
            <text:p>01:24:00</text:p>
          </table:table-cell>
          <table:table-cell office:value-type="float" office:value="84">
            <text:p>84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424674618583584">
            <text:p>8.424674618583584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51.0432">
            <text:p>51.043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6:00">
            <text:p>15:26:00</text:p>
          </table:table-cell>
          <table:table-cell office:value-type="string" office:value="01:26:00">
            <text:p>01:26:00</text:p>
          </table:table-cell>
          <table:table-cell office:value-type="float" office:value="86">
            <text:p>86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866460433118064">
            <text:p>7.866460433118064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50.56944">
            <text:p>50.56944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28:00">
            <text:p>15:2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287835743540314">
            <text:p>7.287835743540314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2.00112">
            <text:p>52.001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30:00">
            <text:p>15:3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279303329249609">
            <text:p>5.279303329249609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51.35392">
            <text:p>51.3539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34:00">
            <text:p>15:34:00</text:p>
          </table:table-cell>
          <table:table-cell office:value-type="string" office:value="01:34:00">
            <text:p>01:34:00</text:p>
          </table:table-cell>
          <table:table-cell office:value-type="float" office:value="94">
            <text:p>94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89163484398746">
            <text:p>1.89163484398746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50.08016">
            <text:p>50.0801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5:40:00">
            <text:p>15:40:00</text:p>
          </table:table-cell>
          <table:table-cell office:value-type="string" office:value="01:40:00">
            <text:p>01:40:00</text:p>
          </table:table-cell>
          <table:table-cell office:value-type="float" office:value="100">
            <text:p>100</text:p>
          </table:table-cell>
          <table:table-cell office:value-type="float" office:value="196">
            <text:p>19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7444341576577749">
            <text:p>0.7444341576577749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37.76192">
            <text:p>37.7619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4:00">
            <text:p>16:0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220865632089914">
            <text:p>1.220865632089914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41.92432">
            <text:p>41.924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09:00">
            <text:p>16:0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982609460834064">
            <text:p>3.982609460834064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0.9584">
            <text:p>40.9584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1:00">
            <text:p>16:11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40810042795076135">
            <text:p>0.40810042795076135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7.52752">
            <text:p>47.5275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6:00">
            <text:p>16:1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6.816402616705166">
            <text:p>6.816402616705166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7">
            <text:p>57</text:p>
          </table:table-cell>
          <table:table-cell office:value-type="float" office:value="39">
            <text:p>39</text:p>
          </table:table-cell>
          <table:table-cell office:value-type="float" office:value="47.0432">
            <text:p>47.04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8:00">
            <text:p>16:1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5.508719809700422">
            <text:p>5.508719809700422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7.0432">
            <text:p>47.0432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0:00">
            <text:p>16:2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3.1061518805281634">
            <text:p>3.1061518805281634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6.24128">
            <text:p>46.2412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2:00">
            <text:p>16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7159813884730631">
            <text:p>0.7159813884730631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44.96768">
            <text:p>44.96768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4:00">
            <text:p>16:2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3325683055898119">
            <text:p>0.3325683055898119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29.60256">
            <text:p>29.60256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36:00">
            <text:p>16:3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4783336186813298">
            <text:p>1.4783336186813298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28.16896">
            <text:p>28.16896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38:00">
            <text:p>16:3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4849916166878074">
            <text:p>0.4849916166878074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date" office:date-value="2022-01-25T00:00:00">
            <text:p>Tue Jan 25 00:00:00 2022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27.52048">
            <text:p>27.52048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40:00">
            <text:p>16:4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37034364763141964">
            <text:p>0.37034364763141964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0">
            <text:p/>
          </table:table-cell>
          <table:table-cell office:value-type="float" office:value="41">
            <text:p>41</text:p>
          </table:table-cell>
          <table:table-cell office:value-type="float" office:value="46.7192">
            <text:p>46.719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4:00">
            <text:p>13:24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203779059816371">
            <text:p>5.203779059816371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3.36016">
            <text:p>43.3601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6:00">
            <text:p>13:26:00</text:p>
          </table:table-cell>
          <table:table-cell office:value-type="string" office:value="00:41:00">
            <text:p>00:41:00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4.4325552024119474">
            <text:p>4.4325552024119474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3.36016">
            <text:p>43.3601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28:00">
            <text:p>13:28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4313427730501758">
            <text:p>3.4313427730501758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1.92432">
            <text:p>41.9243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30:00">
            <text:p>13:30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8933979467173887">
            <text:p>3.8933979467173887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1.92432">
            <text:p>41.9243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32:00">
            <text:p>13:32:00</text:p>
          </table:table-cell>
          <table:table-cell office:value-type="string" office:value="00:47:00">
            <text:p>00:47:00</text:p>
          </table:table-cell>
          <table:table-cell office:value-type="float" office:value="47">
            <text:p>4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2.254215105227237">
            <text:p>2.254215105227237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0.81216">
            <text:p>40.8121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34:00">
            <text:p>13:34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.512986721852019">
            <text:p>1.512986721852019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40.65008">
            <text:p>40.65008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36:00">
            <text:p>13:36:00</text:p>
          </table:table-cell>
          <table:table-cell office:value-type="string" office:value="00:51:00">
            <text:p>00:51:00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9389717316117705">
            <text:p>0.9389717316117705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40.3232">
            <text:p>40.323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38:00">
            <text:p>13:38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6424515420493225">
            <text:p>0.6424515420493225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39.53504">
            <text:p>39.5350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40:00">
            <text:p>13:40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5983883687826763">
            <text:p>0.5983883687826763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48.16384">
            <text:p>48.1638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42:00">
            <text:p>13:42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4.045751622393136">
            <text:p>4.045751622393136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48.3216">
            <text:p>48.321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44:00">
            <text:p>13:44:00</text:p>
          </table:table-cell>
          <table:table-cell office:value-type="string" office:value="00:59:00">
            <text:p>00:59:00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171768784578042">
            <text:p>5.171768784578042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48.3216">
            <text:p>48.3216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46:00">
            <text:p>13:46:00</text:p>
          </table:table-cell>
          <table:table-cell office:value-type="string" office:value="01:01:00">
            <text:p>01:01:00</text:p>
          </table:table-cell>
          <table:table-cell office:value-type="float" office:value="61">
            <text:p>6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048463152409575">
            <text:p>5.048463152409575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47.85424">
            <text:p>47.8542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48:00">
            <text:p>13:48:00</text:p>
          </table:table-cell>
          <table:table-cell office:value-type="string" office:value="01:03:00">
            <text:p>01:03:00</text:p>
          </table:table-cell>
          <table:table-cell office:value-type="float" office:value="63">
            <text:p>6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884316557894739">
            <text:p>3.884316557894739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47.85424">
            <text:p>47.8542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50:00">
            <text:p>13:50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8989577670432376">
            <text:p>3.8989577670432376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47.20272">
            <text:p>47.2027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52:00">
            <text:p>13:52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2.354156166081819">
            <text:p>2.354156166081819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47.0432">
            <text:p>47.0432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54:00">
            <text:p>13:54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.9671661985182878">
            <text:p>1.9671661985182878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46.56864">
            <text:p>46.5686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56:00">
            <text:p>13:56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.1672087193799445">
            <text:p>1.1672087193799445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46.88944">
            <text:p>46.8894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3:58:00">
            <text:p>13:58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9795864959139681">
            <text:p>0.9795864959139681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45.91024">
            <text:p>45.91024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4:00:00">
            <text:p>14:00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8738393149360804">
            <text:p>0.8738393149360804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46.24128">
            <text:p>46.24128</text:p>
          </table:table-cell>
          <table:table-cell office:value-type="float" office:value="1.0">
            <text:p>1.0</text:p>
          </table:table-cell>
          <table:table-cell office:value-type="string" office:value="12:45:00">
            <text:p>12:45:00</text:p>
          </table:table-cell>
          <table:table-cell office:value-type="string" office:value="14:02:00">
            <text:p>14:02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8028710342215246">
            <text:p>0.8028710342215246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7.68048">
            <text:p>47.6804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14:00">
            <text:p>14:14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660838588956696">
            <text:p>5.660838588956696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48.0008">
            <text:p>48.000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16:00">
            <text:p>14:16:00</text:p>
          </table:table-cell>
          <table:table-cell office:value-type="string" office:value="01:31:00">
            <text:p>01:31:00</text:p>
          </table:table-cell>
          <table:table-cell office:value-type="float" office:value="91">
            <text:p>9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404120873475323">
            <text:p>9.404120873475323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47.52752">
            <text:p>47.5275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19:00">
            <text:p>14:19:00</text:p>
          </table:table-cell>
          <table:table-cell office:value-type="string" office:value="01:34:00">
            <text:p>01:34:00</text:p>
          </table:table-cell>
          <table:table-cell office:value-type="float" office:value="94">
            <text:p>94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1.191599434013103">
            <text:p>11.191599434013103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office:value-type="float" office:value="47.68048">
            <text:p>47.6804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28:00">
            <text:p>14:28:00</text:p>
          </table:table-cell>
          <table:table-cell office:value-type="string" office:value="01:43:00">
            <text:p>01:43:00</text:p>
          </table:table-cell>
          <table:table-cell office:value-type="float" office:value="103">
            <text:p>10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0.851677820520667">
            <text:p>10.851677820520667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47.36784">
            <text:p>47.3678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30:00">
            <text:p>14:30:00</text:p>
          </table:table-cell>
          <table:table-cell office:value-type="string" office:value="01:45:00">
            <text:p>01:45:00</text:p>
          </table:table-cell>
          <table:table-cell office:value-type="float" office:value="105">
            <text:p>10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0.304705376660104">
            <text:p>10.304705376660104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7.36784">
            <text:p>47.3678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32:00">
            <text:p>14:32:00</text:p>
          </table:table-cell>
          <table:table-cell office:value-type="string" office:value="01:47:00">
            <text:p>01:47:00</text:p>
          </table:table-cell>
          <table:table-cell office:value-type="float" office:value="107">
            <text:p>10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802868357623137">
            <text:p>9.802868357623137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7.0432">
            <text:p>47.043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40:00">
            <text:p>14:40:00</text:p>
          </table:table-cell>
          <table:table-cell office:value-type="string" office:value="01:55:00">
            <text:p>01:55:00</text:p>
          </table:table-cell>
          <table:table-cell office:value-type="float" office:value="115">
            <text:p>11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855072101556322">
            <text:p>9.855072101556322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48.79712">
            <text:p>48.7971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42:00">
            <text:p>14:42:00</text:p>
          </table:table-cell>
          <table:table-cell office:value-type="string" office:value="01:57:00">
            <text:p>01:57:00</text:p>
          </table:table-cell>
          <table:table-cell office:value-type="float" office:value="117">
            <text:p>11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8.293779448816567">
            <text:p>8.293779448816567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7.68048">
            <text:p>47.6804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43:00">
            <text:p>14:43:00</text:p>
          </table:table-cell>
          <table:table-cell office:value-type="string" office:value="01:58:00">
            <text:p>01:58:00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7.607617425213842">
            <text:p>7.607617425213842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46.40848">
            <text:p>46.4084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44:00">
            <text:p>14:44:00</text:p>
          </table:table-cell>
          <table:table-cell office:value-type="string" office:value="01:59:00">
            <text:p>01:59:00</text:p>
          </table:table-cell>
          <table:table-cell office:value-type="float" office:value="119">
            <text:p>11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6.91957305799989">
            <text:p>6.91957305799989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7.0432">
            <text:p>47.043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46:00">
            <text:p>14:46:00</text:p>
          </table:table-cell>
          <table:table-cell office:value-type="string" office:value="02:01:00">
            <text:p>02:01:00</text:p>
          </table:table-cell>
          <table:table-cell office:value-type="float" office:value="121">
            <text:p>12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6.907469055251361">
            <text:p>6.907469055251361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46.7192">
            <text:p>46.719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48:00">
            <text:p>14:48:00</text:p>
          </table:table-cell>
          <table:table-cell office:value-type="string" office:value="02:03:00">
            <text:p>02:03:00</text:p>
          </table:table-cell>
          <table:table-cell office:value-type="float" office:value="123">
            <text:p>12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6.981345953579875">
            <text:p>6.981345953579875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6.24128">
            <text:p>46.2412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50:00">
            <text:p>14:50:00</text:p>
          </table:table-cell>
          <table:table-cell office:value-type="string" office:value="02:05:00">
            <text:p>02:05:00</text:p>
          </table:table-cell>
          <table:table-cell office:value-type="float" office:value="125">
            <text:p>12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868524388086172">
            <text:p>5.868524388086172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6.56864">
            <text:p>46.56864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52:00">
            <text:p>14:52:00</text:p>
          </table:table-cell>
          <table:table-cell office:value-type="string" office:value="02:07:00">
            <text:p>02:07:00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616787978349885">
            <text:p>5.616787978349885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6.40848">
            <text:p>46.4084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54:00">
            <text:p>14:54:00</text:p>
          </table:table-cell>
          <table:table-cell office:value-type="string" office:value="02:09:00">
            <text:p>02:09:00</text:p>
          </table:table-cell>
          <table:table-cell office:value-type="float" office:value="129">
            <text:p>12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4.591969472870232">
            <text:p>4.591969472870232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45.60256">
            <text:p>45.60256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56:00">
            <text:p>14:56:00</text:p>
          </table:table-cell>
          <table:table-cell office:value-type="string" office:value="02:11:00">
            <text:p>02:11:00</text:p>
          </table:table-cell>
          <table:table-cell office:value-type="float" office:value="131">
            <text:p>13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4.750766846436204">
            <text:p>4.750766846436204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5.77488">
            <text:p>45.7748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4:58:00">
            <text:p>14:58:00</text:p>
          </table:table-cell>
          <table:table-cell office:value-type="string" office:value="02:13:00">
            <text:p>02:13:00</text:p>
          </table:table-cell>
          <table:table-cell office:value-type="float" office:value="133">
            <text:p>13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4.413175695948667">
            <text:p>4.413175695948667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5.77488">
            <text:p>45.7748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5:00:00">
            <text:p>15:00:00</text:p>
          </table:table-cell>
          <table:table-cell office:value-type="string" office:value="02:15:00">
            <text:p>02:15:00</text:p>
          </table:table-cell>
          <table:table-cell office:value-type="float" office:value="135">
            <text:p>13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1805285937216548">
            <text:p>3.1805285937216548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5.1192">
            <text:p>45.119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5:02:00">
            <text:p>15:02:00</text:p>
          </table:table-cell>
          <table:table-cell office:value-type="string" office:value="02:17:00">
            <text:p>02:17:00</text:p>
          </table:table-cell>
          <table:table-cell office:value-type="float" office:value="137">
            <text:p>137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0966074762362754">
            <text:p>3.0966074762362754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5.28832">
            <text:p>45.28832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5:04:00">
            <text:p>15:04:00</text:p>
          </table:table-cell>
          <table:table-cell office:value-type="string" office:value="02:19:00">
            <text:p>02:19:00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2.4873036126174446">
            <text:p>2.4873036126174446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5.77488">
            <text:p>45.7748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5:06:00">
            <text:p>15:06:00</text:p>
          </table:table-cell>
          <table:table-cell office:value-type="string" office:value="02:21:00">
            <text:p>02:21:00</text:p>
          </table:table-cell>
          <table:table-cell office:value-type="float" office:value="141">
            <text:p>141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2.087693052533774">
            <text:p>2.087693052533774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.43888">
            <text:p>45.4388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5:08:00">
            <text:p>15:08:00</text:p>
          </table:table-cell>
          <table:table-cell office:value-type="string" office:value="02:23:00">
            <text:p>02:23:00</text:p>
          </table:table-cell>
          <table:table-cell office:value-type="float" office:value="143">
            <text:p>143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.5505767323290396">
            <text:p>1.5505767323290396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.96768">
            <text:p>44.96768</text:p>
          </table:table-cell>
          <table:table-cell office:value-type="float" office:value="1.1">
            <text:p>1.1</text:p>
          </table:table-cell>
          <table:table-cell office:value-type="string" office:value="12:45:00">
            <text:p>12:45:00</text:p>
          </table:table-cell>
          <table:table-cell office:value-type="string" office:value="15:10:00">
            <text:p>15:10:00</text:p>
          </table:table-cell>
          <table:table-cell office:value-type="string" office:value="02:25:00">
            <text:p>02:25:00</text:p>
          </table:table-cell>
          <table:table-cell office:value-type="float" office:value="145">
            <text:p>145</text:p>
          </table:table-cell>
          <table:table-cell office:value-type="float" office:value="170">
            <text:p>170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.3299900960477582">
            <text:p>1.3299900960477582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0.41024">
            <text:p>30.4102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22:00">
            <text:p>15:22:00</text:p>
          </table:table-cell>
          <table:table-cell office:value-type="string" office:value="01:07:00">
            <text:p>01:07:00</text:p>
          </table:table-cell>
          <table:table-cell office:value-type="float" office:value="67">
            <text:p>6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2.386564042182993">
            <text:p>2.386564042182993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28.00704">
            <text:p>28.0070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24:00">
            <text:p>15:24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3377988461688152">
            <text:p>0.3377988461688152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26.88304">
            <text:p>26.8830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26:00">
            <text:p>15:26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327975777920114">
            <text:p>0.327975777920114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77.1296">
            <text:p>77.1296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28:00">
            <text:p>15:28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8.181122983607262">
            <text:p>8.181122983607262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74.404">
            <text:p>74.40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30:00">
            <text:p>15:30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170578047734589">
            <text:p>9.170578047734589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74.08608">
            <text:p>74.0860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32:00">
            <text:p>15:32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190642843913846">
            <text:p>9.190642843913846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72.96608">
            <text:p>72.9660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34:00">
            <text:p>15:34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468533247443226">
            <text:p>9.468533247443226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72.32448">
            <text:p>72.3244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36:00">
            <text:p>15:36:00</text:p>
          </table:table-cell>
          <table:table-cell office:value-type="string" office:value="01:21:00">
            <text:p>01:21:00</text:p>
          </table:table-cell>
          <table:table-cell office:value-type="float" office:value="81">
            <text:p>8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0.047153106404235">
            <text:p>10.047153106404235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72.48672">
            <text:p>72.48672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38:00">
            <text:p>15:38:00</text:p>
          </table:table-cell>
          <table:table-cell office:value-type="string" office:value="01:23:00">
            <text:p>01:23:00</text:p>
          </table:table-cell>
          <table:table-cell office:value-type="float" office:value="83">
            <text:p>83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0.161945285277179">
            <text:p>10.161945285277179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73.44544">
            <text:p>73.4454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40:00">
            <text:p>15:40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72.16224">
            <text:p>72.1622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43:00">
            <text:p>15:43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588555142442148">
            <text:p>9.588555142442148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72.16224">
            <text:p>72.1622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45:00">
            <text:p>15:45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0.092569598748439">
            <text:p>10.092569598748439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70.56096">
            <text:p>70.56096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49:00">
            <text:p>15:49:00</text:p>
          </table:table-cell>
          <table:table-cell office:value-type="string" office:value="01:34:00">
            <text:p>01:34:00</text:p>
          </table:table-cell>
          <table:table-cell office:value-type="float" office:value="94">
            <text:p>9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0.345980039416546">
            <text:p>10.345980039416546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71.5208">
            <text:p>71.520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51:00">
            <text:p>15:51:00</text:p>
          </table:table-cell>
          <table:table-cell office:value-type="string" office:value="01:36:00">
            <text:p>01:36:00</text:p>
          </table:table-cell>
          <table:table-cell office:value-type="float" office:value="96">
            <text:p>96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976797188726593">
            <text:p>9.976797188726593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69.91408">
            <text:p>69.9140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53:00">
            <text:p>15:53:00</text:p>
          </table:table-cell>
          <table:table-cell office:value-type="string" office:value="01:38:00">
            <text:p>01:38:00</text:p>
          </table:table-cell>
          <table:table-cell office:value-type="float" office:value="98">
            <text:p>9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682737519313376">
            <text:p>9.682737519313376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70.24704">
            <text:p>70.24704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5:59:00">
            <text:p>15:59:00</text:p>
          </table:table-cell>
          <table:table-cell office:value-type="string" office:value="01:44:00">
            <text:p>01:44:00</text:p>
          </table:table-cell>
          <table:table-cell office:value-type="float" office:value="104">
            <text:p>10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8.763310935207315">
            <text:p>8.763310935207315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69.28368">
            <text:p>69.2836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6:01:00">
            <text:p>16:01:00</text:p>
          </table:table-cell>
          <table:table-cell office:value-type="string" office:value="01:46:00">
            <text:p>01:46:00</text:p>
          </table:table-cell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9.1433094464159">
            <text:p>9.1433094464159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69.4432">
            <text:p>69.4432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6:03:00">
            <text:p>16:03:00</text:p>
          </table:table-cell>
          <table:table-cell office:value-type="string" office:value="01:48:00">
            <text:p>01:48:00</text:p>
          </table:table-cell>
          <table:table-cell office:value-type="float" office:value="108">
            <text:p>108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8.97382565076501">
            <text:p>8.97382565076501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68.95536">
            <text:p>68.95536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6:10:00">
            <text:p>16:10:00</text:p>
          </table:table-cell>
          <table:table-cell office:value-type="string" office:value="01:55:00">
            <text:p>01:55:00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228465172431719">
            <text:p>5.228465172431719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68.64848">
            <text:p>68.6484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6:12:00">
            <text:p>16:12:00</text:p>
          </table:table-cell>
          <table:table-cell office:value-type="string" office:value="01:57:00">
            <text:p>01:57:00</text:p>
          </table:table-cell>
          <table:table-cell office:value-type="float" office:value="117">
            <text:p>11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5.345116315383134">
            <text:p>5.345116315383134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68.64848">
            <text:p>68.64848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6:14:00">
            <text:p>16:14:00</text:p>
          </table:table-cell>
          <table:table-cell office:value-type="string" office:value="01:59:00">
            <text:p>01:59:00</text:p>
          </table:table-cell>
          <table:table-cell office:value-type="float" office:value="119">
            <text:p>11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4.211724946936559">
            <text:p>4.211724946936559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68.32096">
            <text:p>68.32096</text:p>
          </table:table-cell>
          <table:table-cell office:value-type="float" office:value="2.0">
            <text:p>2.0</text:p>
          </table:table-cell>
          <table:table-cell office:value-type="string" office:value="14:15:00">
            <text:p>14:15:00</text:p>
          </table:table-cell>
          <table:table-cell office:value-type="string" office:value="16:16:00">
            <text:p>16:16:00</text:p>
          </table:table-cell>
          <table:table-cell office:value-type="string" office:value="02:01:00">
            <text:p>02:01:00</text:p>
          </table:table-cell>
          <table:table-cell office:value-type="float" office:value="121">
            <text:p>12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5705175952954993">
            <text:p>3.5705175952954993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36.3192">
            <text:p>36.3192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27:00">
            <text:p>16:27:00</text:p>
          </table:table-cell>
          <table:table-cell office:value-type="string" office:value="02:12:00">
            <text:p>02:12:00</text:p>
          </table:table-cell>
          <table:table-cell office:value-type="float" office:value="132">
            <text:p>132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6.020798512525487">
            <text:p>6.020798512525487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33.44096">
            <text:p>33.44096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29:00">
            <text:p>16:29:00</text:p>
          </table:table-cell>
          <table:table-cell office:value-type="string" office:value="02:14:00">
            <text:p>02:14:00</text:p>
          </table:table-cell>
          <table:table-cell office:value-type="float" office:value="134">
            <text:p>13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6.744618986029109">
            <text:p>6.744618986029109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32.64144">
            <text:p>32.64144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32:00">
            <text:p>16:32:00</text:p>
          </table:table-cell>
          <table:table-cell office:value-type="string" office:value="02:17:00">
            <text:p>02:17:00</text:p>
          </table:table-cell>
          <table:table-cell office:value-type="float" office:value="137">
            <text:p>13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260951779174424">
            <text:p>3.260951779174424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 office:value-type="float" office:value="31.19808">
            <text:p>31.19808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34:00">
            <text:p>16:34:00</text:p>
          </table:table-cell>
          <table:table-cell office:value-type="string" office:value="02:19:00">
            <text:p>02:19:00</text:p>
          </table:table-cell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2241592491734914">
            <text:p>3.2241592491734914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30.24096">
            <text:p>30.24096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36:00">
            <text:p>16:36:00</text:p>
          </table:table-cell>
          <table:table-cell office:value-type="string" office:value="02:21:00">
            <text:p>02:21:00</text:p>
          </table:table-cell>
          <table:table-cell office:value-type="float" office:value="141">
            <text:p>141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1.7734309678384046">
            <text:p>1.7734309678384046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30.5584">
            <text:p>30.5584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38:00">
            <text:p>16:38:00</text:p>
          </table:table-cell>
          <table:table-cell office:value-type="string" office:value="02:23:00">
            <text:p>02:23:00</text:p>
          </table:table-cell>
          <table:table-cell office:value-type="float" office:value="143">
            <text:p>143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4989881824089543">
            <text:p>0.4989881824089543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30.0848">
            <text:p>30.0848</text:p>
          </table:table-cell>
          <table:table-cell office:value-type="float" office:value="2.1">
            <text:p>2.1</text:p>
          </table:table-cell>
          <table:table-cell office:value-type="string" office:value="14:15:00">
            <text:p>14:15:00</text:p>
          </table:table-cell>
          <table:table-cell office:value-type="string" office:value="16:40:00">
            <text:p>16:40:00</text:p>
          </table:table-cell>
          <table:table-cell office:value-type="string" office:value="02:25:00">
            <text:p>02:25:00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3787732202000613">
            <text:p>0.3787732202000613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39.2072">
            <text:p>39.2072</text:p>
          </table:table-cell>
          <table:table-cell office:value-type="float" office:value="3.0">
            <text:p>3.0</text:p>
          </table:table-cell>
          <table:table-cell office:value-type="string" office:value="15:45:00">
            <text:p>15:45:00</text:p>
          </table:table-cell>
          <table:table-cell office:value-type="string" office:value="16:49:00">
            <text:p>16:49:00</text:p>
          </table:table-cell>
          <table:table-cell office:value-type="string" office:value="01:04:00">
            <text:p>01:04:00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3.1904937462423355">
            <text:p>3.1904937462423355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37.91744">
            <text:p>37.91744</text:p>
          </table:table-cell>
          <table:table-cell office:value-type="float" office:value="3.0">
            <text:p>3.0</text:p>
          </table:table-cell>
          <table:table-cell office:value-type="string" office:value="15:45:00">
            <text:p>15:45:00</text:p>
          </table:table-cell>
          <table:table-cell office:value-type="string" office:value="16:53:00">
            <text:p>16:53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54">
            <text:p>154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4654021075991126">
            <text:p>0.4654021075991126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40.65008">
            <text:p>40.65008</text:p>
          </table:table-cell>
          <table:table-cell office:value-type="float" office:value="3.0">
            <text:p>3.0</text:p>
          </table:table-cell>
          <table:table-cell office:value-type="string" office:value="15:45:00">
            <text:p>15:45:00</text:p>
          </table:table-cell>
          <table:table-cell office:value-type="string" office:value="16:55:00">
            <text:p>16:55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54">
            <text:p>154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2.2425251767627605">
            <text:p>2.2425251767627605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39.2072">
            <text:p>39.2072</text:p>
          </table:table-cell>
          <table:table-cell office:value-type="float" office:value="3.0">
            <text:p>3.0</text:p>
          </table:table-cell>
          <table:table-cell office:value-type="string" office:value="15:45:00">
            <text:p>15:45:00</text:p>
          </table:table-cell>
          <table:table-cell office:value-type="string" office:value="16:57:00">
            <text:p>16:57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54">
            <text:p>154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5729499539497906">
            <text:p>0.5729499539497906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  <table:table-cell office:value-type="float" office:value="37.11952">
            <text:p>37.11952</text:p>
          </table:table-cell>
          <table:table-cell office:value-type="float" office:value="3.0">
            <text:p>3.0</text:p>
          </table:table-cell>
          <table:table-cell office:value-type="string" office:value="15:45:00">
            <text:p>15:45:00</text:p>
          </table:table-cell>
          <table:table-cell office:value-type="string" office:value="17:03:00">
            <text:p>17:03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54">
            <text:p>154</text:p>
          </table:table-cell>
          <table:table-cell office:value-type="string" office:value="xy">
            <text:p>xy</text:p>
          </table:table-cell>
          <table:table-cell office:value-type="string" office:value="Old LB">
            <text:p>Old LB</text:p>
          </table:table-cell>
          <table:table-cell office:value-type="string" office:value="fl">
            <text:p>fl</text:p>
          </table:table-cell>
          <table:table-cell office:value-type="float" office:value="0.47039867435886523">
            <text:p>0.47039867435886523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7">
            <text:p>77</text:p>
          </table:table-cell>
          <table:table-cell office:value-type="float" office:value="49">
            <text:p>49</text:p>
          </table:table-cell>
          <table:table-cell office:value-type="float" office:value="59.6792">
            <text:p>59.6792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22:00">
            <text:p>17:22:00</text:p>
          </table:table-cell>
          <table:table-cell office:value-type="string" office:value="00:32:00">
            <text:p>00:32:00</text:p>
          </table:table-cell>
          <table:table-cell office:value-type="float" office:value="32">
            <text:p>32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11.4863107319899">
            <text:p>11.4863107319899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57.76768">
            <text:p>57.76768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24:00">
            <text:p>17:2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12.016401247039871">
            <text:p>12.016401247039871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79">
            <text:p>79</text:p>
          </table:table-cell>
          <table:table-cell office:value-type="float" office:value="49">
            <text:p>49</text:p>
          </table:table-cell>
          <table:table-cell office:value-type="float" office:value="56.324">
            <text:p>56.32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26:00">
            <text:p>17:26:00</text:p>
          </table:table-cell>
          <table:table-cell office:value-type="string" office:value="00:36:00">
            <text:p>00:36:00</text:p>
          </table:table-cell>
          <table:table-cell office:value-type="float" office:value="36">
            <text:p>36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12.230263398834508">
            <text:p>12.230263398834508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56.964">
            <text:p>56.96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28:00">
            <text:p>17:2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11.386744485902339">
            <text:p>11.386744485902339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57.59792">
            <text:p>57.59792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30:00">
            <text:p>17:3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10.765601421816315">
            <text:p>10.765601421816315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office:value-type="float" office:value="56.48384">
            <text:p>56.4838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32:00">
            <text:p>17:3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10.253684001360753">
            <text:p>10.253684001360753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office:value-type="float" office:value="57.444">
            <text:p>57.44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34:00">
            <text:p>17:3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847995951369727">
            <text:p>9.847995951369727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57.444">
            <text:p>57.44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36:00">
            <text:p>17:3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384787995714056">
            <text:p>9.384787995714056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57.2824">
            <text:p>57.282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38:00">
            <text:p>17:3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076930321451277">
            <text:p>9.076930321451277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6">
            <text:p>86</text:p>
          </table:table-cell>
          <table:table-cell office:value-type="float" office:value="49">
            <text:p>49</text:p>
          </table:table-cell>
          <table:table-cell office:value-type="float" office:value="56.64832">
            <text:p>56.64832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40:00">
            <text:p>17:4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206104931081262">
            <text:p>9.206104931081262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56.79696">
            <text:p>56.79696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42:00">
            <text:p>17:4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016924836142868">
            <text:p>9.016924836142868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8">
            <text:p>88</text:p>
          </table:table-cell>
          <table:table-cell office:value-type="float" office:value="49">
            <text:p>49</text:p>
          </table:table-cell>
          <table:table-cell office:value-type="float" office:value="56.64832">
            <text:p>56.64832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44:00">
            <text:p>17:44:00</text:p>
          </table:table-cell>
          <table:table-cell office:value-type="string" office:value="00:54:00">
            <text:p>00:54:00</text:p>
          </table:table-cell>
          <table:table-cell office:value-type="float" office:value="54">
            <text:p>54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8.827466779794724">
            <text:p>8.827466779794724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56.48384">
            <text:p>56.4838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46:00">
            <text:p>17:46:00</text:p>
          </table:table-cell>
          <table:table-cell office:value-type="string" office:value="00:56:00">
            <text:p>00:56:00</text:p>
          </table:table-cell>
          <table:table-cell office:value-type="float" office:value="56">
            <text:p>56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657599082643502">
            <text:p>9.657599082643502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0">
            <text:p>90</text:p>
          </table:table-cell>
          <table:table-cell office:value-type="float" office:value="49">
            <text:p>49</text:p>
          </table:table-cell>
          <table:table-cell office:value-type="float" office:value="56.00368">
            <text:p>56.00368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48:00">
            <text:p>17:4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8.898902911605457">
            <text:p>8.898902911605457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1">
            <text:p>91</text:p>
          </table:table-cell>
          <table:table-cell office:value-type="float" office:value="49">
            <text:p>49</text:p>
          </table:table-cell>
          <table:table-cell office:value-type="float" office:value="56.48384">
            <text:p>56.4838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50:00">
            <text:p>17:5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8.940070736698749">
            <text:p>8.940070736698749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55.36928">
            <text:p>55.36928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52:00">
            <text:p>17:52:00</text:p>
          </table:table-cell>
          <table:table-cell office:value-type="string" office:value="01:02:00">
            <text:p>01:02:00</text:p>
          </table:table-cell>
          <table:table-cell office:value-type="float" office:value="62">
            <text:p>62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441159583117374">
            <text:p>9.441159583117374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3">
            <text:p>93</text:p>
          </table:table-cell>
          <table:table-cell office:value-type="float" office:value="49">
            <text:p>49</text:p>
          </table:table-cell>
          <table:table-cell office:value-type="float" office:value="56.324">
            <text:p>56.324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54:00">
            <text:p>17:54:00</text:p>
          </table:table-cell>
          <table:table-cell office:value-type="string" office:value="01:04:00">
            <text:p>01:04:00</text:p>
          </table:table-cell>
          <table:table-cell office:value-type="float" office:value="64">
            <text:p>64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1632139115023">
            <text:p>9.1632139115023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4">
            <text:p>94</text:p>
          </table:table-cell>
          <table:table-cell office:value-type="float" office:value="49">
            <text:p>49</text:p>
          </table:table-cell>
          <table:table-cell office:value-type="float" office:value="54.24432">
            <text:p>54.24432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7:56:00">
            <text:p>17:5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9.979113508797175">
            <text:p>9.979113508797175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date" office:date-value="2022-01-26T00:00:00">
            <text:p>Wed Jan 26 00:00:00 2022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47.52752">
            <text:p>47.52752</text:p>
          </table:table-cell>
          <table:table-cell office:value-type="float" office:value="4.0">
            <text:p>4.0</text:p>
          </table:table-cell>
          <table:table-cell office:value-type="string" office:value="16:50:00">
            <text:p>16:50:00</text:p>
          </table:table-cell>
          <table:table-cell office:value-type="string" office:value="18:08:00">
            <text:p>18:0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88">
            <text:p>188</text:p>
          </table:table-cell>
          <table:table-cell office:value-type="string" office:value="xy">
            <text:p>xy</text:p>
          </table:table-cell>
          <table:table-cell office:value-type="string" office:value="New LB">
            <text:p>New LB</text:p>
          </table:table-cell>
          <table:table-cell office:value-type="string" office:value="fl">
            <text:p>fl</text:p>
          </table:table-cell>
          <table:table-cell office:value-type="float" office:value="0.8228446634464079">
            <text:p>0.82284466344640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